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loext:opacity="100%" style:font-name="Arial" fo:font-size="16pt" fo:font-weight="normal" officeooo:rsid="000bb353" officeooo:paragraph-rsid="000bb353" fo:background-color="transparent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00000" loext:opacity="100%" style:font-name="Arial" fo:font-size="16pt" fo:font-weight="normal" officeooo:rsid="000bebbb" officeooo:paragraph-rsid="000bebbb" fo:background-color="transparent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style:font-name="Arial" fo:font-size="16pt" fo:font-weight="normal" fo:background-color="transparent" style:font-size-asian="16pt" style:font-weight-asian="normal" style:font-size-complex="16pt" style:font-weight-complex="normal"/>
    </style:style>
    <style:style style:name="P4" style:family="paragraph" style:parent-style-name="Standard">
      <style:paragraph-properties style:line-height-at-least="0.503cm" fo:text-align="justify" style:justify-single-word="false"/>
      <style:text-properties fo:color="#000000" loext:opacity="100%" style:font-name="Arial" fo:font-size="16pt" fo:font-weight="normal" fo:background-color="transparent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Arial" fo:font-size="16pt" fo:font-weight="normal" fo:background-color="transparent" style:font-size-asian="16pt" style:font-weight-asian="normal" style:font-size-complex="16pt" style:font-weight-complex="normal"/>
    </style:style>
    <style:style style:name="P6" style:family="paragraph" style:parent-style-name="Standard">
      <style:paragraph-properties style:line-height-at-least="0.503cm"/>
      <style:text-properties fo:color="#000000" loext:opacity="100%" style:font-name="Arial" fo:font-size="16pt" fo:font-weight="normal" fo:background-color="transparent" style:font-size-asian="16pt" style:font-size-complex="16pt"/>
    </style:style>
    <style:style style:name="P7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Arial" fo:font-size="16pt" fo:font-weight="normal" fo:background-color="transparent" style:font-size-asian="16pt" style:font-size-complex="16pt"/>
    </style:style>
    <style:style style:name="P8" style:family="paragraph" style:parent-style-name="Standard">
      <style:text-properties fo:color="#000000" loext:opacity="100%" style:font-name="Arial" fo:font-size="16pt" style:text-underline-style="none" officeooo:rsid="000bebbb" officeooo:paragraph-rsid="000bebbb" fo:background-color="transparent" style:font-size-asian="16pt" style:font-size-complex="16pt"/>
    </style:style>
    <style:style style:name="P9" style:family="paragraph" style:parent-style-name="Standard">
      <style:text-properties fo:color="#000000" loext:opacity="100%" style:font-name="Arial" fo:font-size="16pt" style:text-underline-style="none" fo:font-weight="normal" officeooo:rsid="000bebbb" officeooo:paragraph-rsid="000bebbb" fo:background-color="transparent" style:font-size-asian="16pt" style:font-size-complex="16pt"/>
    </style:style>
    <style:style style:name="P10" style:family="paragraph" style:parent-style-name="Standard">
      <style:paragraph-properties style:line-height-at-least="0.503cm"/>
      <style:text-properties fo:color="#000000" loext:opacity="100%" style:font-name="Arial" fo:font-size="16pt" fo:background-color="transparent" style:font-size-asian="16pt" style:font-size-complex="16pt"/>
    </style:style>
    <style:style style:name="P11" style:family="paragraph" style:parent-style-name="Standard">
      <style:text-properties fo:color="#000000" loext:opacity="100%" style:font-name="Arial" fo:font-size="16pt" style:text-underline-style="solid" style:text-underline-width="auto" style:text-underline-color="font-color" officeooo:rsid="000bebbb" officeooo:paragraph-rsid="000bebbb" fo:background-color="transparent" style:font-size-asian="16pt" style:font-size-complex="16pt"/>
    </style:style>
    <style:style style:name="P12" style:family="paragraph" style:parent-style-name="Standard">
      <style:paragraph-properties fo:text-align="justify" style:justify-single-word="false"/>
      <style:text-properties fo:color="#999999" loext:opacity="100%" style:font-name="Arial" fo:font-size="16pt" fo:font-weight="normal" fo:background-color="transparent" style:font-size-asian="16pt" style:font-weight-asian="normal" style:font-size-complex="16pt" style:font-weight-complex="normal"/>
    </style:style>
    <style:style style:name="T1" style:family="text">
      <style:text-properties fo:color="#c678dd" loext:opacity="100%"/>
    </style:style>
    <style:style style:name="T2" style:family="text">
      <style:text-properties fo:color="#c678dd" loext:opacity="100%" style:font-name="Consolas" fo:font-size="10.5pt" fo:font-weight="normal"/>
    </style:style>
    <style:style style:name="T3" style:family="text">
      <style:text-properties fo:color="#c678dd" loext:opacity="100%" style:font-name="Consolas" fo:font-weight="normal"/>
    </style:style>
    <style:style style:name="T4" style:family="text">
      <style:text-properties fo:color="#c678dd" loext:opacity="100%" fo:font-weight="normal"/>
    </style:style>
    <style:style style:name="T5" style:family="text">
      <style:text-properties fo:color="#56b6c2" loext:opacity="100%"/>
    </style:style>
    <style:style style:name="T6" style:family="text">
      <style:text-properties fo:color="#56b6c2" loext:opacity="100%" style:font-name="Consolas" fo:font-size="10.5pt" fo:font-weight="normal"/>
    </style:style>
    <style:style style:name="T7" style:family="text">
      <style:text-properties fo:color="#56b6c2" loext:opacity="100%" style:font-name="Consolas" fo:font-weight="normal"/>
    </style:style>
    <style:style style:name="T8" style:family="text">
      <style:text-properties fo:color="#56b6c2" loext:opacity="100%" fo:font-weight="normal"/>
    </style:style>
    <style:style style:name="T9" style:family="text">
      <style:text-properties fo:font-weight="normal"/>
    </style:style>
    <style:style style:name="T10" style:family="text">
      <style:text-properties style:font-name="Consolas" fo:font-size="10.5pt" fo:font-weight="normal"/>
    </style:style>
    <style:style style:name="T11" style:family="text">
      <style:text-properties style:font-name="Consolas" fo:font-weight="normal"/>
    </style:style>
    <style:style style:name="T12" style:family="text">
      <style:text-properties fo:color="#98c379" loext:opacity="100%"/>
    </style:style>
    <style:style style:name="T13" style:family="text">
      <style:text-properties fo:color="#98c379" loext:opacity="100%" style:font-name="Consolas" fo:font-size="10.5pt" fo:font-weight="normal"/>
    </style:style>
    <style:style style:name="T14" style:family="text">
      <style:text-properties fo:color="#98c379" loext:opacity="100%" style:font-name="Consolas" fo:font-weight="normal"/>
    </style:style>
    <style:style style:name="T15" style:family="text">
      <style:text-properties fo:color="#98c379" loext:opacity="100%" fo:font-weight="normal"/>
    </style:style>
    <style:style style:name="T16" style:family="text">
      <style:text-properties fo:color="#e5c07b" loext:opacity="100%"/>
    </style:style>
    <style:style style:name="T17" style:family="text">
      <style:text-properties fo:color="#e5c07b" loext:opacity="100%" style:font-name="Consolas" fo:font-size="10.5pt" fo:font-weight="normal"/>
    </style:style>
    <style:style style:name="T18" style:family="text">
      <style:text-properties fo:color="#e5c07b" loext:opacity="100%" style:font-name="Consolas" fo:font-weight="normal"/>
    </style:style>
    <style:style style:name="T19" style:family="text">
      <style:text-properties fo:color="#e5c07b" loext:opacity="100%" fo:font-weight="normal"/>
    </style:style>
    <style:style style:name="T20" style:family="text">
      <style:text-properties fo:color="#61afef" loext:opacity="100%"/>
    </style:style>
    <style:style style:name="T21" style:family="text">
      <style:text-properties fo:color="#61afef" loext:opacity="100%" style:font-name="Consolas" fo:font-size="10.5pt" fo:font-weight="normal"/>
    </style:style>
    <style:style style:name="T22" style:family="text">
      <style:text-properties fo:color="#61afef" loext:opacity="100%" style:font-name="Consolas" fo:font-weight="normal"/>
    </style:style>
    <style:style style:name="T23" style:family="text">
      <style:text-properties fo:color="#61afef" loext:opacity="100%" fo:font-weight="normal"/>
    </style:style>
    <style:style style:name="T24" style:family="text">
      <style:text-properties officeooo:rsid="000bb353"/>
    </style:style>
    <style:style style:name="T25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tab/></text:p>
      <text:p text:style-name="P3"/>
      <text:p text:style-name="P3"><text:tab/><text:span text:style-name="T24">Confirm() </text:span></text:p>
      <text:p text:style-name="P1">haciendo un carrito de compras basico con prompt y confirm</text:p>
      <text:p text:style-name="P3"/>
      <text:p text:style-name="P2">Mi resolucion<text:span text:style-name="T25">:</text:span></text:p>
      <text:p text:style-name="P3"/>
      <text:p text:style-name="P4">let fruitCart = [];</text:p>
      <text:p text:style-name="P4">let continueBuying;</text:p>
      <text:p text:style-name="P4">do {</text:p>
      <text:p text:style-name="P4">    fruitCart = [prompt("Que frutas quieres agregar al carrito?")];</text:p>
      <text:p text:style-name="P4">    document.write(fruitCart + '&lt;br&gt;')</text:p>
      <text:p text:style-name="P4">    continueBuying = confirm("Quieres continuar comprando?")</text:p>
      <text:p text:style-name="P4">}while(continueBuying == true)</text:p>
      <text:p text:style-name="P5"/>
      <text:p text:style-name="P8">Resolucion de <text:span text:style-name="T25">bluuweb:</text:span></text:p>
      <text:p text:style-name="P9">const carritoFrutas = [];</text:p>
      <text:p text:style-name="P6">const fruta = prompt('Que fruta quieres comprar?');</text:p>
      <text:p text:style-name="P10"/>
      <text:p text:style-name="P6">carritoFrutas.push(fruta);</text:p>
      <text:p text:style-name="P7"><text:line-break/></text:p>
      <text:p text:style-name="P6">while (confirm("Quieres seguir comprando?")) {</text:p>
      <text:p text:style-name="P10">    <text:span text:style-name="T9">const fruta = prompt("Que fruta quieres comprar")</text:span></text:p>
      <text:p text:style-name="P10">    <text:span text:style-name="T9">carritoFrutas.push(fruta)</text:span></text:p>
      <text:p text:style-name="P6">}</text:p>
      <text:p text:style-name="P10"/>
      <text:p text:style-name="P6">console.log("compraste:")</text:p>
      <text:p text:style-name="P6">for (const fruta of carritoFrutas) {</text:p>
      <text:p text:style-name="P10">    <text:span text:style-name="T9">console.log(fruta)</text:span></text:p>
      <text:p text:style-name="P6">}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01T11:55:11.502000000</dc:date>
    <meta:editing-duration>PT1M47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24" meta:word-count="78" meta:character-count="659" meta:non-whitespace-character-count="575"/>
  </office:meta>
</office:document-meta>
</file>